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E2000002832B02BD04.png"/>
  <manifest:file-entry manifest:media-type="image/png" manifest:full-path="Pictures/10000201000002E2000002847850433F.png"/>
  <manifest:file-entry manifest:media-type="image/png" manifest:full-path="Pictures/10000201000001C10000026A7677DE68.png"/>
  <manifest:file-entry manifest:media-type="image/png" manifest:full-path="Pictures/10000201000002E20000028399684232.png"/>
  <manifest:file-entry manifest:media-type="image/png" manifest:full-path="Pictures/10000201000002E200000283C264FA3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EurostileExtBla" svg:font-family="EurostileExtBla" style:font-family-generic="modern" style:font-pitch="variable"/>
    <style:font-face style:name="EurostileExtBla1" svg:font-family="EurostileExtBla" style:font-adornments="Black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94cm" table:align="margins" style:shadow="none"/>
    </style:style>
    <style:style style:name="Table1.A" style:family="table-column">
      <style:table-column-properties style:column-width="23.94cm" style:rel-column-width="65534*"/>
    </style:style>
    <style:style style:name="Table1.A1" style:family="table-cell">
      <style:table-cell-properties fo:background-color="#000000" fo:padding="0.097cm" fo:border="0.002cm solid #000000">
        <style:background-image/>
      </style:table-cell-properties>
    </style:style>
    <style:style style:name="Table1.A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23.94cm" table:align="margins" style:shadow="none"/>
    </style:style>
    <style:style style:name="Table2.A" style:family="table-column">
      <style:table-column-properties style:column-width="5.985cm" style:rel-column-width="16383*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Table2.B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EurostileExtBla"/>
    </style:style>
    <style:style style:name="P2" style:family="paragraph" style:parent-style-name="Standard">
      <style:paragraph-properties fo:text-align="center" style:justify-single-word="false" fo:background-color="#000000">
        <style:background-image/>
      </style:paragraph-properties>
      <style:text-properties style:font-name="EurostileExtBla"/>
    </style:style>
    <style:style style:name="P3" style:family="paragraph" style:parent-style-name="Table_20_Contents">
      <style:paragraph-properties fo:text-align="center" style:justify-single-word="false"/>
      <style:text-properties style:font-name="EurostileExtBla"/>
    </style:style>
    <style:style style:name="P4" style:family="paragraph" style:parent-style-name="Table_20_Contents">
      <style:paragraph-properties fo:text-align="center" style:justify-single-word="false" fo:background-color="#ffff00">
        <style:background-image/>
      </style:paragraph-properties>
      <style:text-properties style:font-name="EurostileExtBla" fo:font-size="40pt" style:font-size-asian="40pt" style:font-size-complex="40pt"/>
    </style:style>
    <style:style style:name="T1" style:family="text">
      <style:text-properties style:font-name="Eurostile" fo:font-size="80pt" fo:font-weight="bold" style:font-size-asian="80pt" style:font-weight-asian="bold" style:font-size-complex="80pt" style:font-weight-complex="bold"/>
    </style:style>
    <style:style style:name="T2" style:family="text">
      <style:text-properties style:font-name="EurostileExtBla1" fo:font-size="54pt" fo:font-weight="bold" style:font-size-asian="54pt" style:font-weight-asian="bold" style:font-size-complex="5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1.878cm" svg:height="16.349cm" draw:z-index="0"><draw:image xlink:href="Pictures/10000201000001C10000026A7677DE68.png" xlink:type="simple" xlink:show="embed" xlink:actuate="onLoad"/></draw:frame></text:p>
      <text:p text:style-name="P1"><text:span text:style-name="T1">Polybius Biotech</text:span></text:p>
      <text:p text:style-name="P1"><text:span text:style-name="T1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T2">STORAGE AREA</text:span> </text:p>
          </table:table-cell>
        </table:table-row>
        <table:table-row>
          <table:table-cell table:style-name="Table1.A2" office:value-type="string">
            <text:p text:style-name="P4">AUTHORISED PERSONNEL ONLY</text:p>
          </table:table-cell>
        </table:table-row>
      </table:table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3"><draw:frame draw:style-name="fr2" draw:name="graphics2" text:anchor-type="paragraph" svg:width="5.001cm" svg:height="4.35cm" draw:z-index="1"><draw:image xlink:href="Pictures/10000201000002E20000028399684232.png" xlink:type="simple" xlink:show="embed" xlink:actuate="onLoad"/></draw:frame></text:p>
          </table:table-cell>
          <table:table-cell table:style-name="Table2.B1" office:value-type="string">
            <text:p text:style-name="P3"><draw:frame draw:style-name="fr2" draw:name="graphics3" text:anchor-type="paragraph" svg:width="5.001cm" svg:height="4.36cm" draw:z-index="3"><draw:image xlink:href="Pictures/10000201000002E200000283C264FA33.png" xlink:type="simple" xlink:show="embed" xlink:actuate="onLoad"/></draw:frame></text:p>
          </table:table-cell>
          <table:table-cell table:style-name="Table2.B1" office:value-type="string">
            <text:p text:style-name="P3"><draw:frame draw:style-name="fr2" draw:name="graphics4" text:anchor-type="paragraph" svg:width="5.001cm" svg:height="4.36cm" draw:z-index="2"><draw:image xlink:href="Pictures/10000201000002E2000002847850433F.png" xlink:type="simple" xlink:show="embed" xlink:actuate="onLoad"/></draw:frame></text:p>
          </table:table-cell>
          <table:table-cell table:style-name="Table2.B1" office:value-type="string">
            <text:p text:style-name="P3"><draw:frame draw:style-name="fr2" draw:name="graphics5" text:anchor-type="paragraph" svg:width="5.001cm" svg:height="4.36cm" draw:z-index="4"><draw:image xlink:href="Pictures/10000201000002E2000002832B02BD04.png" xlink:type="simple" xlink:show="embed" xlink:actuate="onLoad"/></draw:frame></text:p>
          </table:table-cell>
        </table:table-row>
      </table:table>
      <text:p text:style-name="P1"><text:span text:style-name="T1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EurostileExtBla" svg:font-family="EurostileExtBla" style:font-family-generic="modern" style:font-pitch="variable"/>
    <style:font-face style:name="EurostileExtBla1" svg:font-family="EurostileExtBla" style:font-adornments="Black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43.18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Blundell</meta:initial-creator>
    <meta:creation-date>2018-08-20T11:34:00.15</meta:creation-date>
    <dc:date>2018-08-20T12:48:00.06</dc:date>
    <dc:creator>Benjamin Blundell</dc:creator>
    <meta:editing-duration>PT13M38S</meta:editing-duration>
    <meta:editing-cycles>2</meta:editing-cycles>
    <meta:generator>OpenOffice/4.1.4$Win32 OpenOffice.org_project/414m5$Build-9788</meta:generator>
    <meta:document-statistic meta:table-count="2" meta:image-count="5" meta:object-count="0" meta:page-count="1" meta:paragraph-count="3" meta:word-count="7" meta:character-count="54"/>
  </office:meta>
</office:document-meta>
</file>